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OMImplementationImpl.createHTMLDocument( String tit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DOMImplementationImpl.HTMLDOMImplementatio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DOMImplementationImpl.getHTML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